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Black1" svg:font-family="'Arial Black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819in" table:align="right"/>
    </style:style>
    <style:style style:name="Table1.A" style:family="table-column">
      <style:table-column-properties style:column-width="1.8472in"/>
    </style:style>
    <style:style style:name="Table1.B" style:family="table-column">
      <style:table-column-properties style:column-width="2.2222in"/>
    </style:style>
    <style:style style:name="Table1.C" style:family="table-column">
      <style:table-column-properties style:column-width="2.2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3563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-0.2516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 Black" fo:font-size="10pt" fo:font-style="normal" style:text-underline-style="none" fo:font-weight="normal" style:font-name-asian="Arial Black1" style:font-size-asian="10pt" style:font-style-asian="normal" style:font-weight-asian="normal" style:font-name-complex="Arial Black1" style:font-size-complex="10pt"/>
    </style:style>
    <style:style style:name="P2" style:family="paragraph" style:parent-style-name="Standard">
      <style:paragraph-properties fo:margin-left="2.9543in" fo:margin-right="0in" fo:margin-top="0.0484in" fo:margin-bottom="0in" loext:contextual-spacing="false" fo:line-height="100%" fo:text-align="start" style:justify-single-word="false" fo:keep-together="auto" fo:orphans="0" fo:widows="0" fo:text-indent="-0.2508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0.5in" fo:margin-right="0in" fo:margin-top="0.098in" fo:margin-bottom="0.0366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 style:list-style-name="WWNum1">
      <style:paragraph-properties fo:margin-left="0.5in" fo:margin-right="0in" fo:margin-top="0.098in" fo:margin-bottom="0.0366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P6" style:family="paragraph" style:parent-style-name="Standard">
      <style:paragraph-properties fo:margin-left="0.5in" fo:margin-right="0in" fo:margin-top="0.098in" fo:margin-bottom="0.0366in" loext:contextual-spacing="false" fo:line-height="100%" fo:text-align="center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officeooo:paragraph-rsid="000e8966" style:font-name-asian="Times New Roman1" style:font-size-asian="12pt" style:font-style-asian="normal" style:font-name-complex="Times New Roman1" style:font-size-complex="12pt"/>
    </style:style>
    <style:style style:name="P7" style:family="paragraph" style:parent-style-name="Standard" style:master-page-name="Standard">
      <style:paragraph-properties fo:margin-left="2.9543in" fo:margin-right="0in" fo:margin-top="0.0484in" fo:margin-bottom="0in" loext:contextual-spacing="false" fo:line-height="100%" fo:text-align="start" style:justify-single-word="false" fo:keep-together="auto" fo:orphans="0" fo:widows="0" fo:text-indent="-0.2508in" style:auto-text-indent="false" style:page-number="1" fo:padding="0in" fo:border="none" fo:keep-with-next="auto"/>
    </style:style>
    <style:style style:name="P8" style:family="paragraph" style:parent-style-name="Standard">
      <style:paragraph-properties fo:margin-left="0.5in" fo:margin-right="0in" fo:margin-top="0.098in" fo:margin-bottom="0.0366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left="0.5in" fo:margin-right="0in" fo:margin-top="0.098in" fo:margin-bottom="0.0366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0ad83f"/>
    </style:style>
    <style:style style:name="P10" style:family="paragraph" style:parent-style-name="Standard">
      <style:paragraph-properties fo:margin-left="0.5in" fo:margin-right="0in" fo:margin-top="0.098in" fo:margin-bottom="0.0366in" loext:contextual-spacing="false" fo:line-height="100%" fo:text-align="start" style:justify-single-word="false" fo:orphans="0" fo:widows="0" fo:text-indent="0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0.5in" fo:margin-right="0in" fo:margin-top="0.098in" fo:margin-bottom="0.0366in" loext:contextual-spacing="false" fo:line-height="100%" fo:text-align="start" style:justify-single-word="false" fo:orphans="0" fo:widows="0" fo:text-indent="0in" style:auto-text-indent="false" fo:padding="0in" fo:border="none"/>
      <style:text-properties style:font-name="Times New Roman" fo:font-size="12pt" officeooo:paragraph-rsid="000ad83f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0in" fo:margin-right="0in" fo:margin-top="0.098in" fo:margin-bottom="0.0366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officeooo:paragraph-rsid="000ed7d5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ad83f" style:font-name-asian="Times New Roman1" style:font-size-asian="12pt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officeooo:rsid="000ad83f" style:font-name-asian="Times New Roman1" style:font-size-asian="12pt" style:font-style-asian="normal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style-asian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0ad83f" style:font-style-asian="normal"/>
    </style:style>
    <style:style style:name="T7" style:family="text">
      <style:text-properties officeooo:rsid="000ed7d5"/>
    </style:style>
    <style:style style:name="T8" style:family="text">
      <style:text-properties officeooo:rsid="00102d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學號：B</text:span><text:span text:style-name="T1">0</text:span><text:span text:style-name="T2">5901170</text:span><text:span text:style-name="T3"> 系級：電機</text:span><text:span text:style-name="T4">三</text:span><text:span text:style-name="T3"> <text:s/>姓名：陳柏志</text:span></text:p>
      <text:p text:style-name="P2"/>
      <text:list xml:id="list8908386902956406448" text:style-name="WWNum1">
        <text:list-item>
          <text:p text:style-name="P5">請比較你實作的generative model、logistic regression 的準確率，何者較佳？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Public Score</text:p>
          </table:table-cell>
          <table:table-cell table:style-name="Table1.C1" office:value-type="string">
            <text:p text:style-name="P14">Privite Score</text:p>
          </table:table-cell>
        </table:table-row>
        <table:table-row table:style-name="Table1.2">
          <table:table-cell table:style-name="Table1.A2" office:value-type="string">
            <text:p text:style-name="P6">generative model</text:p>
          </table:table-cell>
          <table:table-cell table:style-name="Table1.A2" office:value-type="string">
            <text:p text:style-name="P4">0.81056</text:p>
          </table:table-cell>
          <table:table-cell table:style-name="Table1.C2" office:value-type="string">
            <text:p text:style-name="P14">0.79904</text:p>
          </table:table-cell>
        </table:table-row>
        <table:table-row>
          <table:table-cell table:style-name="Table1.A2" office:value-type="string">
            <text:p text:style-name="P6">logistic regression</text:p>
          </table:table-cell>
          <table:table-cell table:style-name="Table1.A2" office:value-type="string">
            <text:p text:style-name="P12">0.85159</text:p>
          </table:table-cell>
          <table:table-cell table:style-name="Table1.C2" office:value-type="string">
            <text:p text:style-name="P12"><text:span text:style-name="T5">0.85075</text:span></text:p>
          </table:table-cell>
        </table:table-row>
      </table:table>
      <text:p text:style-name="P3"/>
      <text:list xml:id="list231529191651869" text:continue-numbering="true" text:style-name="WWNum1">
        <text:list-item>
          <text:p text:style-name="P5">請說明你實作的best model，其訓練方式和準確率為何？</text:p>
        </text:list-item>
      </text:list>
      <text:p text:style-name="P9"><text:span text:style-name="T4">以</text:span><text:span text:style-name="T3">logistic regression實作，準確率為private score </text:span><text:span text:style-name="T5">0.85075 ; public score </text:span>0.85159.</text:p>
      <text:p text:style-name="P11"><text:span text:style-name="T5"/></text:p>
      <text:list xml:id="list231529955908359" text:continue-numbering="true" text:style-name="WWNum1">
        <text:list-item>
          <text:p text:style-name="P5">請實作輸入特徵標準化(feature normalization)並討論其對於你的模型準確率的影響</text:p>
        </text:list-item>
      </text:list>
      <text:p text:style-name="P3">加入normalization後不會出現因數字太大而出現的overflow<text:span text:style-name="T7">，train起來比較順利。</text:span></text:p>
      <text:p text:style-name="P10">至於結果方面則沒有太大的差異（predict出來的結果皆相同<text:span text:style-name="T7">）</text:span></text:p>
      <text:list xml:id="list231529810334485" text:continue-numbering="true" text:style-name="WWNum1">
        <text:list-item>
          <text:p text:style-name="P5">請實作logistic regression 的正規化(regularization)，並討論其對於你的 <text:s text:c="93"/>模型準確率的影響。</text:p>
        </text:list-item>
      </text:list>
      <text:p text:style-name="P3">實作正規化後對train data的loss較高<text:span text:style-name="T8">，對public及private的loss較低。</text:span></text:p>
      <text:list xml:id="list231530369511107" text:continue-numbering="true" text:style-name="WWNum1">
        <text:list-item>
          <text:p text:style-name="P5">請討論你認為哪個attribute 對結果影響最大？</text:p>
        </text:list-item>
      </text:list>
      <text:p text:style-name="P13"><text:tab/>在我的weight中，影響最大的是第<text:span text:style-name="T8">15項，為教育程度。代表我的模型認為教育程度與收<text:tab/>入有最大的關聯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Black1" svg:font-family="'Arial Black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 Black" fo:font-size="11pt" fo:language="en" fo:country="US" style:letter-kerning="false" style:font-name-asian="Arial Black1" style:font-size-asian="11pt" style:language-asian="zh" style:country-asian="CN" style:font-name-complex="Arial Black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 Black" fo:font-size="11pt" fo:language="en" fo:country="US" style:letter-kerning="false" style:font-name-asian="Arial Black1" style:font-size-asian="11pt" style:language-asian="zh" style:country-asian="CN" style:font-name-complex="Arial Black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-0.2516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 Black" fo:font-size="10pt" fo:font-style="normal" style:text-underline-style="none" fo:font-weight="normal" style:font-name-asian="Arial Black1" style:font-size-asian="10pt" style:font-style-asian="normal" style:font-weight-asian="normal" style:font-name-complex="Arial Black1" style:font-size-complex="10pt"/>
    </style:style>
    <style:page-layout style:name="Mpm1">
      <style:page-layout-properties fo:page-width="8.2681in" fo:page-height="11.6929in" style:num-format="1" style:print-orientation="portrait" fo:margin-top="1.0138in" fo:margin-bottom="1.7217in" fo:margin-left="0.75in" fo:margin-right="0.8752in" style:writing-mode="lr-tb" style:layout-grid-color="#c0c0c0" style:layout-grid-lines="2243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56in" fo:margin-left="0in" fo:margin-right="0in" fo:margin-top="0.086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24T23:15:28.750776591</dc:date>
    <meta:editing-duration>PT33M32S</meta:editing-duration>
    <meta:editing-cycles>2</meta:editing-cycles>
    <meta:document-statistic meta:table-count="1" meta:image-count="0" meta:object-count="0" meta:page-count="1" meta:paragraph-count="19" meta:word-count="286" meta:character-count="692" meta:non-whitespace-character-count="573"/>
  </office:meta>
</office:document-meta>
</file>